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9.001cm" style:page-number="auto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9.5cm" style:rel-column-width="32767*"/>
    </style:style>
    <style:style style:name="Tabella1.B" style:family="table-column">
      <style:table-column-properties style:column-width="9.5cm" style:rel-column-width="32768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eam7" style:family="table" style:master-page-name="">
      <style:table-properties style:width="19.001cm" style:page-number="auto" fo:break-before="auto" fo:break-after="auto" table:align="margins" style:shadow="none" fo:keep-with-next="auto" style:may-break-between-rows="true" table:border-model="collapsing"/>
    </style:style>
    <style:style style:name="Team7.A" style:family="table-column">
      <style:table-column-properties style:column-width="1.799cm" style:rel-column-width="1020*"/>
    </style:style>
    <style:style style:name="Team7.B" style:family="table-column">
      <style:table-column-properties style:column-width="2.011cm" style:rel-column-width="1140*"/>
    </style:style>
    <style:style style:name="Team7.C" style:family="table-column">
      <style:table-column-properties style:column-width="2.699cm" style:rel-column-width="1530*"/>
    </style:style>
    <style:style style:name="Team7.D" style:family="table-column">
      <style:table-column-properties style:column-width="12.492cm" style:rel-column-width="7082*"/>
    </style:style>
    <style:style style:name="Team7.1" style:family="table-row">
      <style:table-row-properties fo:background-color="#faa61a" fo:keep-together="auto">
        <style:background-image/>
      </style:table-row-properties>
    </style:style>
    <style:style style:name="Team7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eam7.D1" style:family="table-cell">
      <style:table-cell-properties fo:background-color="#faa61a" fo:padding="0.097cm" fo:border-left="0.75pt solid #cccccc" fo:border-right="1pt solid #cccccc" fo:border-top="1pt solid #cccccc" fo:border-bottom="1pt solid #cccccc" style:writing-mode="page">
        <style:background-image/>
      </style:table-cell-properties>
    </style:style>
    <style:style style:name="Team7.2" style:family="table-row">
      <style:table-row-properties fo:keep-together="auto"/>
    </style:style>
    <style:style style:name="Team7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eam7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eam7.3" style:family="table-row">
      <style:table-row-properties fo:background-color="#eeeeee" fo:keep-together="auto">
        <style:background-image/>
      </style:table-row-properties>
    </style:style>
    <style:style style:name="Team7.4" style:family="table-row">
      <style:table-row-properties fo:keep-together="auto"/>
    </style:style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2.896cm" style:rel-column-width="9988*"/>
    </style:style>
    <style:style style:name="Changelog.B" style:family="table-column">
      <style:table-column-properties style:column-width="2.925cm" style:rel-column-width="10090*"/>
    </style:style>
    <style:style style:name="Changelog.C" style:family="table-column">
      <style:table-column-properties style:column-width="13.18cm" style:rel-column-width="45457*"/>
    </style:style>
    <style:style style:name="Changelog.1" style:family="table-row">
      <style:table-row-properties fo:background-color="#f79e10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Changelog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4" style:family="table-row">
      <style:table-row-properties fo:keep-together="auto"/>
    </style:style>
    <style:style style:name="Changelog.6" style:family="table-row">
      <style:table-row-properties fo:background-color="transparent" fo:keep-together="auto">
        <style:background-image/>
      </style:table-row-properties>
    </style:style>
    <style:style style:name="Naming_5f_convention" style:display-name="Naming_convention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Naming_5f_convention.A" style:display-name="Naming_convention.A" style:family="table-column">
      <style:table-column-properties style:column-width="4.101cm" style:rel-column-width="14144*"/>
    </style:style>
    <style:style style:name="Naming_5f_convention.B" style:display-name="Naming_convention.B" style:family="table-column">
      <style:table-column-properties style:column-width="14.9cm" style:rel-column-width="51391*"/>
    </style:style>
    <style:style style:name="Naming_5f_convention.1" style:display-name="Naming_convention.1" style:family="table-row">
      <style:table-row-properties fo:background-color="#f79e10" fo:keep-together="auto">
        <style:background-image/>
      </style:table-row-properties>
    </style:style>
    <style:style style:name="Naming_5f_convention.A1" style:display-name="Naming_convention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Naming_5f_convention.B1" style:display-name="Naming_convention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Naming_5f_convention.2" style:display-name="Naming_convention.2" style:family="table-row">
      <style:table-row-properties fo:keep-together="auto"/>
    </style:style>
    <style:style style:name="Naming_5f_convention.A2" style:display-name="Naming_convention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Naming_5f_convention.B2" style:display-name="Naming_convention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Naming_5f_convention.3" style:display-name="Naming_convention.3" style:family="table-row">
      <style:table-row-properties fo:keep-together="auto"/>
    </style:style>
    <style:style style:name="Naming_5f_convention.4" style:display-name="Naming_convention.4" style:family="table-row">
      <style:table-row-properties fo:background-color="#eeeeee" fo:keep-together="auto">
        <style:background-image/>
      </style:table-row-properties>
    </style:style>
    <style:style style:name="Naming_5f_convention.5" style:display-name="Naming_convention.5" style:family="table-row">
      <style:table-row-properties fo:keep-together="auto"/>
    </style:style>
    <style:style style:name="Naming_5f_convention.7" style:display-name="Naming_convention.7" style:family="table-row">
      <style:table-row-properties fo:keep-together="auto"/>
    </style:style>
    <style:style style:name="ToolsPersonal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oolsPersonal.A" style:family="table-column">
      <style:table-column-properties style:column-width="3.56cm" style:rel-column-width="12276*"/>
    </style:style>
    <style:style style:name="ToolsPersonal.B" style:family="table-column">
      <style:table-column-properties style:column-width="5.062cm" style:rel-column-width="17462*"/>
    </style:style>
    <style:style style:name="ToolsPersonal.D" style:family="table-column">
      <style:table-column-properties style:column-width="6.819cm" style:rel-column-width="23521*"/>
    </style:style>
    <style:style style:name="ToolsPersonal.1" style:family="table-row">
      <style:table-row-properties fo:background-color="#f79e10" fo:keep-together="auto">
        <style:background-image/>
      </style:table-row-properties>
    </style:style>
    <style:style style:name="ToolsPersonal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oolsPersonal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oolsPersonal.2" style:family="table-row">
      <style:table-row-properties fo:keep-together="auto"/>
    </style:style>
    <style:style style:name="ToolsPersonal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oolsPersonal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oolsPersonal.3" style:family="table-row">
      <style:table-row-properties fo:background-color="#eeeeee" fo:keep-together="auto">
        <style:background-image/>
      </style:table-row-properties>
    </style:style>
    <style:style style:name="Table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56cm" style:rel-column-width="12276*"/>
    </style:style>
    <style:style style:name="Table1.B" style:family="table-column">
      <style:table-column-properties style:column-width="5.062cm" style:rel-column-width="17462*"/>
    </style:style>
    <style:style style:name="Table1.D" style:family="table-column">
      <style:table-column-properties style:column-width="6.819cm" style:rel-column-width="23521*"/>
    </style:style>
    <style:style style:name="Table1.1" style:family="table-row">
      <style:table-row-properties fo:background-color="#faa61a" fo:keep-together="auto">
        <style:background-image/>
      </style:table-row-properties>
    </style:style>
    <style:style style:name="Table1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Table1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Table1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Table1.4" style:family="table-row">
      <style:table-row-properties fo:background-color="#eeeeee" fo:keep-together="auto">
        <style:background-image/>
      </style:table-row-properties>
    </style:style>
    <style:style style:name="Filetype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iletypes.A" style:family="table-column">
      <style:table-column-properties style:column-width="3.56cm" style:rel-column-width="12276*"/>
    </style:style>
    <style:style style:name="Filetypes.B" style:family="table-column">
      <style:table-column-properties style:column-width="5.062cm" style:rel-column-width="17462*"/>
    </style:style>
    <style:style style:name="Filetypes.D" style:family="table-column">
      <style:table-column-properties style:column-width="6.819cm" style:rel-column-width="23521*"/>
    </style:style>
    <style:style style:name="Filetypes.1" style:family="table-row">
      <style:table-row-properties fo:background-color="#faa61a" fo:keep-together="auto">
        <style:background-image/>
      </style:table-row-properties>
    </style:style>
    <style:style style:name="Filetype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iletype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iletypes.2" style:family="table-row">
      <style:table-row-properties fo:keep-together="auto"/>
    </style:style>
    <style:style style:name="Filetype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iletype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iletypes.3" style:family="table-row">
      <style:table-row-properties fo:keep-together="auto"/>
    </style:style>
    <style:style style:name="Filetypes.4" style:family="table-row">
      <style:table-row-properties fo:keep-together="auto"/>
    </style:style>
    <style:style style:name="Filetypes.5" style:family="table-row">
      <style:table-row-properties fo:keep-together="auto"/>
    </style:style>
    <style:style style:name="Filetypes.6" style:family="table-row">
      <style:table-row-properties fo:background-color="#eeeeee" fo:keep-together="auto">
        <style:background-image/>
      </style:table-row-properties>
    </style:style>
    <style:style style:name="Filetypes.9" style:family="table-row">
      <style:table-row-properties fo:background-color="transparent" fo:keep-together="auto">
        <style:background-image/>
      </style:table-row-properties>
    </style:style>
    <style:style style:name="Formats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Formats.A" style:family="table-column">
      <style:table-column-properties style:column-width="3.56cm" style:rel-column-width="12276*"/>
    </style:style>
    <style:style style:name="Formats.B" style:family="table-column">
      <style:table-column-properties style:column-width="5.062cm" style:rel-column-width="17462*"/>
    </style:style>
    <style:style style:name="Formats.D" style:family="table-column">
      <style:table-column-properties style:column-width="6.819cm" style:rel-column-width="23521*"/>
    </style:style>
    <style:style style:name="Formats.1" style:family="table-row">
      <style:table-row-properties fo:background-color="#faa61a" fo:keep-together="auto">
        <style:background-image/>
      </style:table-row-properties>
    </style:style>
    <style:style style:name="Formats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Formats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Formats.2" style:family="table-row">
      <style:table-row-properties fo:keep-together="auto"/>
    </style:style>
    <style:style style:name="Formats.A2" style:family="table-cell">
      <style:table-cell-properties fo:background-color="transparent" fo:padding="0cm" fo:border-left="0.75pt solid #cccccc" fo:border-right="none" fo:border-top="none" fo:border-bottom="0.75pt solid #cccccc" style:writing-mode="page">
        <style:background-image/>
      </style:table-cell-properties>
    </style:style>
    <style:style style:name="Formats.B2" style:family="table-cell">
      <style:table-cell-properties fo:background-color="transparent" fo:padding="0cm" fo:border-left="0.75pt solid #cccccc" fo:border-right="0.75pt solid #cccccc" fo:border-top="none" fo:border-bottom="0.75pt solid #cccccc" style:writing-mode="page">
        <style:background-image/>
      </style:table-cell-properties>
    </style:style>
    <style:style style:name="Formats.3" style:family="table-row">
      <style:table-row-properties fo:keep-together="auto"/>
    </style:style>
    <style:style style:name="Formats.4" style:family="table-row">
      <style:table-row-properties fo:keep-together="auto"/>
    </style:style>
    <style:style style:name="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2c51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1ee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ee5f6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d481f" officeooo:paragraph-rsid="012d4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b42" officeooo:paragraph-rsid="0103eb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a8081" officeooo:paragraph-rsid="012a80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1e5b8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10fda5" officeooo:paragraph-rsid="01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0b6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13af5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0b69bf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3e0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3e047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cdb" officeooo:paragraph-rsid="01957c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7721" officeooo:paragraph-rsid="01987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fe761e" officeooo:paragraph-rsid="01fe76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d812" officeooo:paragraph-rsid="0209d8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f005" officeooo:paragraph-rsid="0209f0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1a5f" officeooo:paragraph-rsid="0233ae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81f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65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5a8de" officeooo:paragraph-rsid="0225a8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8e74b" officeooo:paragraph-rsid="0228e7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2dc016" officeooo:paragraph-rsid="022dc0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0a4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a863" officeooo:paragraph-rsid="01a1a8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1d693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14fc" officeooo:paragraph-rsid="01b1d6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b65a18" officeooo:paragraph-rsid="01b65a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321262" officeooo:paragraph-rsid="023212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dbb2" officeooo:paragraph-rsid="0206d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text-properties fo:language="en" fo:country="US"/>
    </style:style>
    <style:style style:name="P45" style:family="paragraph" style:parent-style-name="Text_20_body">
      <style:text-properties fo:language="en" fo:country="US" officeooo:rsid="0021095f" officeooo:paragraph-rsid="0021095f"/>
    </style:style>
    <style:style style:name="P46" style:family="paragraph" style:parent-style-name="Text_20_body">
      <style:text-properties officeooo:rsid="00f59f30" officeooo:paragraph-rsid="00f59f30"/>
    </style:style>
    <style:style style:name="P47" style:family="paragraph" style:parent-style-name="Text_20_body">
      <style:text-properties officeooo:rsid="0140d684" officeooo:paragraph-rsid="0148c917"/>
    </style:style>
    <style:style style:name="P48" style:family="paragraph" style:parent-style-name="Text_20_body">
      <style:text-properties officeooo:rsid="01748f62" officeooo:paragraph-rsid="01748f62"/>
    </style:style>
    <style:style style:name="P49" style:family="paragraph" style:parent-style-name="Text_20_body">
      <style:text-properties officeooo:rsid="00edb367" officeooo:paragraph-rsid="011c6151"/>
    </style:style>
    <style:style style:name="P50" style:family="paragraph" style:parent-style-name="Title">
      <style:text-properties fo:language="en" fo:country="US" officeooo:paragraph-rsid="001be85e"/>
    </style:style>
    <style:style style:name="P51" style:family="paragraph" style:parent-style-name="Subtitle">
      <style:text-properties fo:language="en" fo:country="US" officeooo:paragraph-rsid="0188317b"/>
    </style:style>
    <style:style style:name="P52" style:family="paragraph" style:parent-style-name="Subtitle">
      <style:text-properties fo:language="en" fo:country="US" officeooo:rsid="0109302d" officeooo:paragraph-rsid="0188317b"/>
    </style:style>
    <style:style style:name="P53" style:family="paragraph" style:parent-style-name="Codice">
      <style:text-properties officeooo:paragraph-rsid="01ca465b"/>
    </style:style>
    <style:style style:name="P54" style:family="paragraph" style:parent-style-name="Codice">
      <style:text-properties officeooo:paragraph-rsid="01d66cd3"/>
    </style:style>
    <style:style style:name="P55" style:family="paragraph" style:parent-style-name="Codice">
      <style:text-properties officeooo:paragraph-rsid="01d881aa"/>
    </style:style>
    <style:style style:name="P56" style:family="paragraph" style:parent-style-name="Codice">
      <style:text-properties officeooo:paragraph-rsid="01da9e12"/>
    </style:style>
    <style:style style:name="P57" style:family="paragraph" style:parent-style-name="Codice">
      <style:text-properties officeooo:paragraph-rsid="01e8127b"/>
    </style:style>
    <style:style style:name="P58" style:family="paragraph" style:parent-style-name="Codice">
      <style:text-properties officeooo:paragraph-rsid="01ebbb3b"/>
    </style:style>
    <style:style style:name="P59" style:family="paragraph" style:parent-style-name="Codice">
      <style:text-properties officeooo:paragraph-rsid="01f36daa"/>
    </style:style>
    <style:style style:name="P60" style:family="paragraph" style:parent-style-name="Codice">
      <style:text-properties officeooo:paragraph-rsid="01f5fa50"/>
    </style:style>
    <style:style style:name="P61" style:family="paragraph" style:parent-style-name="Codice">
      <style:text-properties officeooo:paragraph-rsid="01f6dc5d"/>
    </style:style>
    <style:style style:name="P62" style:family="paragraph" style:parent-style-name="Codice">
      <style:text-properties officeooo:paragraph-rsid="01f7af13"/>
    </style:style>
    <style:style style:name="P63" style:family="paragraph" style:parent-style-name="Codice">
      <style:text-properties officeooo:paragraph-rsid="01f7fb93"/>
    </style:style>
    <style:style style:name="P64" style:family="paragraph" style:parent-style-name="Codice">
      <style:text-properties officeooo:paragraph-rsid="01f92345"/>
    </style:style>
    <style:style style:name="P65" style:family="paragraph" style:parent-style-name="Codice">
      <style:text-properties officeooo:paragraph-rsid="01fa3a32"/>
    </style:style>
    <style:style style:name="P66" style:family="paragraph" style:parent-style-name="Codice">
      <style:text-properties officeooo:paragraph-rsid="01fa5cd3"/>
    </style:style>
    <style:style style:name="P67" style:family="paragraph" style:parent-style-name="Codice">
      <style:text-properties officeooo:paragraph-rsid="01faadb6"/>
    </style:style>
    <style:style style:name="P68" style:family="paragraph" style:parent-style-name="Codice">
      <style:text-properties officeooo:rsid="01c0727e" officeooo:paragraph-rsid="021766b4"/>
    </style:style>
    <style:style style:name="P69" style:family="paragraph" style:parent-style-name="Codice">
      <style:text-properties officeooo:paragraph-rsid="021299cc"/>
    </style:style>
    <style:style style:name="P70" style:family="paragraph" style:parent-style-name="Codice">
      <style:text-properties officeooo:paragraph-rsid="0213e236"/>
    </style:style>
    <style:style style:name="P71" style:family="paragraph" style:parent-style-name="Codice">
      <style:text-properties officeooo:paragraph-rsid="0214c914"/>
    </style:style>
    <style:style style:name="P72" style:family="paragraph" style:parent-style-name="Codice">
      <style:text-properties officeooo:paragraph-rsid="01bf861f"/>
    </style:style>
    <style:style style:name="P73" style:family="paragraph" style:parent-style-name="Codice">
      <style:text-properties officeooo:paragraph-rsid="021766b4"/>
    </style:style>
    <style:style style:name="P74" style:family="paragraph" style:parent-style-name="Codice">
      <style:text-properties officeooo:paragraph-rsid="0217fb0a"/>
    </style:style>
    <style:style style:name="P7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6" style:family="paragraph" style:parent-style-name="Contents_20_Heading" style:master-page-name="Index">
      <style:paragraph-properties style:page-number="auto"/>
    </style:style>
    <style:style style:name="P77" style:family="paragraph" style:parent-style-name="Heading_20_1" style:master-page-name="Standard">
      <style:paragraph-properties style:page-number="1"/>
      <style:text-properties fo:language="en" fo:country="US"/>
    </style:style>
    <style:style style:name="P78" style:family="paragraph" style:parent-style-name="Heading_20_1">
      <style:paragraph-properties fo:break-before="page"/>
    </style:style>
    <style:style style:name="P79" style:family="paragraph" style:parent-style-name="Heading_20_1">
      <style:paragraph-properties fo:break-before="page"/>
      <style:text-properties fo:language="en" fo:country="US" officeooo:rsid="00df6ae2" officeooo:paragraph-rsid="00dec2bd"/>
    </style:style>
    <style:style style:name="P80" style:family="paragraph" style:parent-style-name="Heading_20_1">
      <style:paragraph-properties fo:break-before="page"/>
      <style:text-properties officeooo:rsid="020066ac" officeooo:paragraph-rsid="0148c917"/>
    </style:style>
    <style:style style:name="P81" style:family="paragraph" style:parent-style-name="Heading_20_1">
      <style:paragraph-properties fo:break-before="page"/>
      <style:text-properties officeooo:rsid="00f78cb5" officeooo:paragraph-rsid="00f78cb5"/>
    </style:style>
    <style:style style:name="P8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Standard" style:list-style-name="L1"/>
    <style:style style:name="P85" style:family="paragraph" style:parent-style-name="Standard" style:list-style-name="L2"/>
    <style:style style:name="P86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cb64" officeooo:paragraph-rsid="0245e2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70dc0"/>
    </style:style>
    <style:style style:name="T2" style:family="text">
      <style:text-properties officeooo:rsid="00eebd95"/>
    </style:style>
    <style:style style:name="T3" style:family="text">
      <style:text-properties officeooo:rsid="00f0b3d2"/>
    </style:style>
    <style:style style:name="T4" style:family="text">
      <style:text-properties officeooo:rsid="00f5cf00"/>
    </style:style>
    <style:style style:name="T5" style:family="text">
      <style:text-properties officeooo:rsid="0105d08e"/>
    </style:style>
    <style:style style:name="T6" style:family="text">
      <style:text-properties officeooo:rsid="01096b93"/>
    </style:style>
    <style:style style:name="T7" style:family="text">
      <style:text-properties officeooo:rsid="010b69bf"/>
    </style:style>
    <style:style style:name="T8" style:family="text">
      <style:text-properties officeooo:rsid="010e1e80"/>
    </style:style>
    <style:style style:name="T9" style:family="text">
      <style:text-properties officeooo:rsid="011e665e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df6ae2"/>
    </style:style>
    <style:style style:name="T12" style:family="text">
      <style:text-properties fo:language="en" fo:country="US" officeooo:rsid="017844f5"/>
    </style:style>
    <style:style style:name="T13" style:family="text">
      <style:text-properties fo:language="en" fo:country="US" officeooo:rsid="017ae422"/>
    </style:style>
    <style:style style:name="T14" style:family="text">
      <style:text-properties fo:language="en" fo:country="US" officeooo:rsid="017b4cf4"/>
    </style:style>
    <style:style style:name="T15" style:family="text">
      <style:text-properties officeooo:rsid="017b4cf4"/>
    </style:style>
    <style:style style:name="T16" style:family="text">
      <style:text-properties officeooo:rsid="01957cdb"/>
    </style:style>
    <style:style style:name="T17" style:family="text">
      <style:text-properties officeooo:rsid="01987721"/>
    </style:style>
    <style:style style:name="T18" style:family="text">
      <style:text-properties officeooo:rsid="01b65a18"/>
    </style:style>
    <style:style style:name="T19" style:family="text">
      <style:text-properties officeooo:rsid="01bf861f"/>
    </style:style>
    <style:style style:name="T20" style:family="text">
      <style:text-properties officeooo:rsid="01c0727e"/>
    </style:style>
    <style:style style:name="T21" style:family="text">
      <style:text-properties officeooo:rsid="01ca465b"/>
    </style:style>
    <style:style style:name="T22" style:family="text">
      <style:text-properties officeooo:rsid="01d66cd3"/>
    </style:style>
    <style:style style:name="T23" style:family="text">
      <style:text-properties officeooo:rsid="01da9e12"/>
    </style:style>
    <style:style style:name="T24" style:family="text">
      <style:text-properties officeooo:rsid="01df1d32"/>
    </style:style>
    <style:style style:name="T25" style:family="text">
      <style:text-properties officeooo:rsid="01e0f2ef"/>
    </style:style>
    <style:style style:name="T26" style:family="text">
      <style:text-properties officeooo:rsid="01e8127b"/>
    </style:style>
    <style:style style:name="T27" style:family="text">
      <style:text-properties officeooo:rsid="01f36daa"/>
    </style:style>
    <style:style style:name="T28" style:family="text">
      <style:text-properties officeooo:rsid="01f49027"/>
    </style:style>
    <style:style style:name="T29" style:family="text">
      <style:text-properties officeooo:rsid="01f6dc5d"/>
    </style:style>
    <style:style style:name="T30" style:family="text">
      <style:text-properties officeooo:rsid="01f7af13"/>
    </style:style>
    <style:style style:name="T31" style:family="text">
      <style:text-properties officeooo:rsid="01f92345"/>
    </style:style>
    <style:style style:name="T32" style:family="text">
      <style:text-properties officeooo:rsid="01fa5cd3"/>
    </style:style>
    <style:style style:name="T33" style:family="text">
      <style:text-properties officeooo:rsid="01fe761e"/>
    </style:style>
    <style:style style:name="T34" style:family="text">
      <style:text-properties officeooo:rsid="0204438f"/>
    </style:style>
    <style:style style:name="T35" style:family="text">
      <style:text-properties officeooo:rsid="02061764"/>
    </style:style>
    <style:style style:name="T36" style:family="text">
      <style:text-properties officeooo:rsid="020846d3"/>
    </style:style>
    <style:style style:name="T37" style:family="text">
      <style:text-properties officeooo:rsid="0209f005"/>
    </style:style>
    <style:style style:name="T38" style:family="text">
      <style:text-properties officeooo:rsid="0210c169"/>
    </style:style>
    <style:style style:name="T39" style:family="text">
      <style:text-properties officeooo:rsid="0213e236"/>
    </style:style>
    <style:style style:name="T40" style:family="text">
      <style:text-properties fo:color="#355269" officeooo:rsid="01e8127b"/>
    </style:style>
    <style:style style:name="T41" style:family="text">
      <style:text-properties fo:color="#07009a"/>
    </style:style>
    <style:style style:name="T42" style:family="text">
      <style:text-properties fo:color="#07009a" officeooo:rsid="01e8995b"/>
    </style:style>
    <style:style style:name="T43" style:family="text">
      <style:text-properties fo:color="#07009a" officeooo:rsid="01e8127b"/>
    </style:style>
    <style:style style:name="T44" style:family="text">
      <style:text-properties fo:color="#07009a" officeooo:rsid="021766b4"/>
    </style:style>
    <style:style style:name="T45" style:family="text">
      <style:text-properties officeooo:rsid="02273b0a"/>
    </style:style>
    <style:style style:name="T46" style:family="text">
      <style:text-properties officeooo:rsid="02281f60"/>
    </style:style>
    <style:style style:name="T47" style:family="text">
      <style:text-properties officeooo:rsid="02321262"/>
    </style:style>
    <style:style style:name="T48" style:family="text">
      <style:text-properties officeooo:rsid="0233ae23"/>
    </style:style>
    <style:style style:name="T49" style:family="text">
      <style:text-properties officeooo:rsid="023b1da8"/>
    </style:style>
    <style:style style:name="T50" style:family="text">
      <style:text-properties officeooo:rsid="02423452"/>
    </style:style>
    <style:style style:name="T51" style:family="text">
      <style:text-properties officeooo:rsid="024422e8"/>
    </style:style>
    <style:style style:name="T52" style:family="text">
      <style:text-properties officeooo:rsid="0244d96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 table:template-name="Stile predefinito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3"><draw:frame draw:style-name="fr1" draw:name="Immagine1" text:anchor-type="as-char" svg:width="8.31cm" svg:height="2.79cm" draw:z-index="1"><draw:image xlink:href="../../Resources/Logos/unimi.png" xlink:type="simple" xlink:show="embed" xlink:actuate="onLoad" loext:mime-type="image/png"/></draw:frame></text:p>
          </table:table-cell>
          <table:table-cell table:style-name="Tabella1.A1" office:value-type="string">
            <text:p text:style-name="P4"><draw:frame draw:style-name="fr2" draw:name="Immagine2" text:anchor-type="as-char" svg:width="7.83cm" svg:height="2.79cm" draw:z-index="0"><draw:image xlink:href="../../Resources/Logos/logo%20pong.png" xlink:type="simple" xlink:show="embed" xlink:actuate="onLoad" loext:mime-type="image/png"/></draw:frame></text:p>
          </table:table-cell>
        </table:table-row>
      </table:table>
      <text:p text:style-name="P50">Howl’s Moving Castle: <text:span text:style-name="T1">another door</text:span></text:p>
      <text:p text:style-name="P52">Project guidelines</text:p>
      <text:p text:style-name="P51"><draw:frame draw:style-name="fr3" draw:name="Immagine3" text:anchor-type="as-char" svg:width="19.001cm" svg:height="13.24cm" draw:z-index="2"><draw:image xlink:href="../../Resources/Levels/Ingary/The%20Waste/Moving%20Castle/pen.png" xlink:type="simple" xlink:show="embed" xlink:actuate="onLoad" loext:mime-type="image/png"/></draw:frame><draw:frame draw:style-name="fr2" draw:name="Immagine28" text:anchor-type="as-char" svg:width="5.001cm" svg:height="5.001cm" draw:z-index="3"><draw:image xlink:href="../../Resources/Logos/Team7/complesso.png" xlink:type="simple" xlink:show="embed" xlink:actuate="onLoad" loext:mime-type="image/png"/></draw:frame></text:p>
      <table:table table:name="Team7" table:style-name="Team7" table:template-name="Team7Alt">
        <table:table-column table:style-name="Team7.A"/>
        <table:table-column table:style-name="Team7.B"/>
        <table:table-column table:style-name="Team7.C"/>
        <table:table-column table:style-name="Team7.D"/>
        <table:table-row table:style-name="Team7.1">
          <table:table-cell table:style-name="Team7.A1" table:number-columns-spanned="3" office:value-type="string">
            <text:p text:style-name="P34">Team7</text:p>
          </table:table-cell>
          <table:covered-table-cell/>
          <table:covered-table-cell/>
          <table:table-cell table:style-name="Team7.D1" office:value-type="string">
            <text:p text:style-name="P34"/>
          </table:table-cell>
        </table:table-row>
        <table:table-row table:style-name="Team7.2">
          <table:table-cell table:style-name="Team7.A2" office:value-type="string">
            <text:p text:style-name="P34">938320</text:p>
          </table:table-cell>
          <table:table-cell table:style-name="Team7.B2" office:value-type="string">
            <text:p text:style-name="P34">Dettori</text:p>
          </table:table-cell>
          <table:table-cell table:style-name="Team7.B2" office:value-type="string">
            <text:p text:style-name="P35">Francesco</text:p>
          </table:table-cell>
          <table:table-cell table:style-name="Team7.B2" office:value-type="string">
            <text:p text:style-name="P87">francesco.dettori@studenti.unimi.it</text:p>
          </table:table-cell>
        </table:table-row>
        <table:table-row table:style-name="Team7.3">
          <table:table-cell table:style-name="Team7.A2" office:value-type="string">
            <text:p text:style-name="P34">938379</text:p>
          </table:table-cell>
          <table:table-cell table:style-name="Team7.B2" office:value-type="string">
            <text:p text:style-name="P34">Iervolino</text:p>
          </table:table-cell>
          <table:table-cell table:style-name="Team7.B2" office:value-type="string">
            <text:p text:style-name="P35">Riccardo</text:p>
          </table:table-cell>
          <table:table-cell table:style-name="Team7.B2" office:value-type="string">
            <text:p text:style-name="P87">riccardo.iervolino@studenti.unimi.it</text:p>
          </table:table-cell>
        </table:table-row>
        <table:table-row table:style-name="Team7.4">
          <table:table-cell table:style-name="Team7.A2" office:value-type="string">
            <text:p text:style-name="P34">931468</text:p>
          </table:table-cell>
          <table:table-cell table:style-name="Team7.B2" office:value-type="string">
            <text:p text:style-name="P34">Maione</text:p>
          </table:table-cell>
          <table:table-cell table:style-name="Team7.B2" office:value-type="string">
            <text:p text:style-name="P35">Michele</text:p>
          </table:table-cell>
          <table:table-cell table:style-name="Team7.B2" office:value-type="string">
            <text:p text:style-name="P87">michele.maione@studenti.unimi.it</text:p>
          </table:table-cell>
        </table:table-row>
      </table:table>
      <text:p text:style-name="P44"/>
      <text:table-of-content text:style-name="Sect1" text:protected="true" text:name="Indice generale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76">Index</text:p>
          </text:index-title>
          <text:p text:style-name="P83"><text:a xlink:type="simple" xlink:href="#__RefHeading___Toc154_2204026579">Change log<text:tab/>1</text:a></text:p>
          <text:p text:style-name="P83"><text:a xlink:type="simple" xlink:href="#__RefHeading___Toc156_2204026579">Paths and project structure<text:tab/>2</text:a></text:p>
          <text:p text:style-name="P83"><text:a xlink:type="simple" xlink:href="#__RefHeading___Toc800_2442314896">Naming convention<text:tab/>3</text:a></text:p>
          <text:p text:style-name="P83"><text:a xlink:type="simple" xlink:href="#__RefHeading___Toc804_2442314896">Tools, file types and format<text:tab/>4</text:a></text:p>
          <text:p text:style-name="P82"><text:a xlink:type="simple" xlink:href="#__RefHeading___Toc3942_1649709148">Personal computer<text:tab/>4</text:a></text:p>
          <text:p text:style-name="P75"><text:a xlink:type="simple" xlink:href="#__RefHeading___Toc3944_1649709148">Artist and programmer<text:tab/>4</text:a></text:p>
          <text:p text:style-name="P82"><text:a xlink:type="simple" xlink:href="#__RefHeading___Toc3946_1649709148">Virtual machine<text:tab/>4</text:a></text:p>
          <text:p text:style-name="P82"><text:a xlink:type="simple" xlink:href="#__RefHeading___Toc3948_1649709148">Formats<text:tab/>4</text:a></text:p>
          <text:p text:style-name="P83"><text:a xlink:type="simple" xlink:href="#__RefHeading___Toc487_337111748">Version control<text:tab/>5</text:a></text:p>
        </text:index-body>
      </text:table-of-content>
      <text:p text:style-name="P44"/>
      <text:h text:style-name="P77" text:outline-level="1"><text:bookmark-start text:name="__RefHeading___Toc154_2204026579"/>Change log<text:bookmark-end text:name="__RefHeading___Toc154_2204026579"/></text:h>
      <table:table table:name="Changelog" table:style-name="Changelog" table:template-name="Team7Alt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4">User</text:p>
          </table:table-cell>
          <table:table-cell table:style-name="Changelog.B1" office:value-type="string">
            <text:p text:style-name="P34">Date</text:p>
          </table:table-cell>
          <table:table-cell table:style-name="Changelog.B1" office:value-type="string">
            <text:p text:style-name="P34">Description</text:p>
          </table:table-cell>
        </table:table-row>
        <table:table-row table:style-name="Changelog.2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5/10/2018</text:p>
          </table:table-cell>
          <table:table-cell table:style-name="Changelog.B2" office:value-type="string">
            <text:p text:style-name="P34">Created this document</text:p>
          </table:table-cell>
        </table:table-row>
        <table:table-row table:style-name="Changelog.3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6/11/2018</text:p>
          </table:table-cell>
          <table:table-cell table:style-name="Changelog.B2" office:value-type="string">
            <text:p text:style-name="P34">Added info on issue tracking</text:p>
          </table:table-cell>
        </table:table-row>
        <table:table-row table:style-name="Changelog.4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7/11/2018</text:p>
          </table:table-cell>
          <table:table-cell table:style-name="Changelog.B2" office:value-type="string">
            <text:p text:style-name="P34">Added file types</text:p>
          </table:table-cell>
        </table:table-row>
        <table:table-row table:style-name="Changelog.3">
          <table:table-cell table:style-name="Changelog.A2" office:value-type="string">
            <text:p text:style-name="P34">Maione</text:p>
          </table:table-cell>
          <table:table-cell table:style-name="Changelog.B2" office:value-type="string">
            <text:p text:style-name="P34">28/11/2018</text:p>
          </table:table-cell>
          <table:table-cell table:style-name="Changelog.B2" office:value-type="string">
            <text:p text:style-name="P34">Added paths and project structure</text:p>
          </table:table-cell>
        </table:table-row>
        <table:table-row table:style-name="Changelog.6">
          <table:table-cell table:style-name="Changelog.A2" office:value-type="string">
            <text:p text:style-name="P34">Dettori</text:p>
          </table:table-cell>
          <table:table-cell table:style-name="Changelog.B2" office:value-type="string">
            <text:p text:style-name="P34">29/11/2018</text:p>
          </table:table-cell>
          <table:table-cell table:style-name="Changelog.B2" office:value-type="string">
            <text:p text:style-name="P34">Revision</text:p>
          </table:table-cell>
        </table:table-row>
        <table:table-row table:style-name="Changelog.3">
          <table:table-cell table:style-name="Changelog.A2" office:value-type="string">
            <text:p text:style-name="P36">Maione</text:p>
          </table:table-cell>
          <table:table-cell table:style-name="Changelog.B2" office:value-type="string">
            <text:p text:style-name="P36">07/11/2018</text:p>
          </table:table-cell>
          <table:table-cell table:style-name="Changelog.B2" office:value-type="string">
            <text:p text:style-name="P36">Updated path structure</text:p>
          </table:table-cell>
        </table:table-row>
        <table:table-row table:style-name="Changelog.6">
          <table:table-cell table:style-name="Changelog.A2" office:value-type="string">
            <text:p text:style-name="P37">Maione</text:p>
          </table:table-cell>
          <table:table-cell table:style-name="Changelog.B2" office:value-type="string">
            <text:p text:style-name="P37">17/11/2018</text:p>
          </table:table-cell>
          <table:table-cell table:style-name="Changelog.B2" office:value-type="string">
            <text:p text:style-name="P39">Replaced all the embedded images with the <text:span text:style-name="T47">referenced</text:span> one</text:p>
          </table:table-cell>
        </table:table-row>
        <table:table-row table:style-name="Changelog.3">
          <table:table-cell table:style-name="Changelog.A2" office:value-type="string">
            <text:p text:style-name="P40">Maione</text:p>
          </table:table-cell>
          <table:table-cell table:style-name="Changelog.B2" office:value-type="string">
            <text:p text:style-name="P38"><text:span text:style-name="T18">20/11</text:span>/2018</text:p>
          </table:table-cell>
          <table:table-cell table:style-name="Changelog.B2" office:value-type="string">
            <text:p text:style-name="P40">Corrections</text:p>
          </table:table-cell>
        </table:table-row>
        <table:table-row table:style-name="Changelog.6">
          <table:table-cell table:style-name="Changelog.A2" office:value-type="string">
            <text:p text:style-name="P41">Iervolino</text:p>
          </table:table-cell>
          <table:table-cell table:style-name="Changelog.B2" office:value-type="string">
            <text:p text:style-name="P41">21/11/2018</text:p>
          </table:table-cell>
          <table:table-cell table:style-name="Changelog.B2" office:value-type="string">
            <text:p text:style-name="P41">Revision</text:p>
          </table:table-cell>
        </table:table-row>
      </table:table>
      <text:p text:style-name="P45"/>
      <text:h text:style-name="P79" text:outline-level="1"><text:bookmark-start text:name="__RefHeading___Toc156_2204026579"/>Paths <text:span text:style-name="T15">and project structure</text:span><text:bookmark-end text:name="__RefHeading___Toc156_2204026579"/></text:h>
      <text:p text:style-name="P48"><text:span text:style-name="T11">T</text:span><text:span text:style-name="T10">he </text:span><text:span text:style-name="T12">project</text:span><text:span text:style-name="T10"> directory </text:span><text:span text:style-name="T12">is the one that contain the .git folder. The </text:span><text:span text:style-name="T14">project </text:span><text:span text:style-name="T13">structure is shown below:</text:span></text:p>
      <text:p text:style-name="Codice">Howl’s Moving Castle - another door</text:p>
      <text:p text:style-name="P53">├───Rules</text:p>
      <text:p text:style-name="P53">├───Ideas and suggestions</text:p>
      <text:p text:style-name="Codice">├───Documentation</text:p>
      <text:p text:style-name="P69">│ <text:s text:c="2"/>└───<text:span text:style-name="T38">Periodic tables of story telling</text:span></text:p>
      <text:p text:style-name="Codice">├───Resources</text:p>
      <text:p text:style-name="Codice">│ <text:s text:c="2"/>├───Characters</text:p>
      <text:p text:style-name="P59">│ <text:s text:c="2"/>│ <text:s text:c="2"/>├───Characters <text:span text:style-name="T27">m</text:span>aps</text:p>
      <text:p text:style-name="P71">│ <text:s text:c="2"/>│ <text:s text:c="2"/>└───<text:span text:style-name="T42">[Character Name]</text:span></text:p>
      <text:p text:style-name="P71">│ <text:s text:c="2"/>│ <text:s text:c="6"/>└───<text:span text:style-name="T42">[</text:span><text:span text:style-name="T41">Transformation</text:span><text:span text:style-name="T43"> Name]</text:span><text:span text:style-name="T26"> </text:span><text:span text:style-name="T40">(e.g. Normal/Kid/Old/Berserk)</text:span></text:p>
      <text:p text:style-name="P70">│ <text:s text:c="2"/>│ <text:s text:c="10"/>├───<text:span text:style-name="T39">Story</text:span></text:p>
      <text:p text:style-name="P64">│ <text:s text:c="2"/>│ <text:s text:c="10"/>├───<text:span text:style-name="T31">Icons</text:span></text:p>
      <text:p text:style-name="P58">│ <text:s text:c="2"/>│ <text:s text:c="10"/>├───<text:span text:style-name="T31">Sketch and pictures</text:span></text:p>
      <text:p text:style-name="P60">│ <text:s text:c="2"/>│ <text:s text:c="10"/>├───Interpersonal <text:span text:style-name="T28">c</text:span>ircumplex</text:p>
      <text:p text:style-name="P54">│ <text:s text:c="2"/>│ <text:s text:c="10"/>├───<text:span text:style-name="T22">3D model</text:span></text:p>
      <text:p text:style-name="P54">│ <text:s text:c="2"/>│ <text:s text:c="10"/>│ <text:s text:c="2"/>└───<text:span text:style-name="T22">Textures</text:span></text:p>
      <text:p text:style-name="P55">│ <text:s text:c="2"/>│ <text:s text:c="10"/>├───<text:span text:style-name="T22">Sounds</text:span></text:p>
      <text:p text:style-name="P55">│ <text:s text:c="2"/>│ <text:s text:c="10"/><text:span text:style-name="T20">└</text:span>───<text:span text:style-name="T20">Music</text:span></text:p>
      <text:p text:style-name="P56">│ <text:s text:c="2"/>├───<text:span text:style-name="T23">Objects</text:span></text:p>
      <text:p text:style-name="P71">│ <text:s text:c="2"/>│ <text:s text:c="2"/>└───<text:span text:style-name="T43">[Object Name]</text:span></text:p>
      <text:p text:style-name="P65">│ <text:s text:c="2"/>│ <text:s text:c="6"/>├───<text:span text:style-name="T31">Sketch and pictures</text:span></text:p>
      <text:p text:style-name="P67">│ <text:s text:c="2"/>│ <text:s text:c="6"/>├───<text:span text:style-name="T31">Icons</text:span></text:p>
      <text:p text:style-name="P56"><text:span text:style-name="T20">│ <text:s text:c="2"/>│ <text:s text:c="6"/>├</text:span>───3D model</text:p>
      <text:p text:style-name="P56">│ <text:s text:c="2"/>│ <text:span text:style-name="T20"><text:s text:c="4"/></text:span><text:s text:c="2"/><text:span text:style-name="T20">│</text:span> <text:s text:c="2"/>└───Textures</text:p>
      <text:p text:style-name="P56">│ <text:s text:c="2"/>│<text:span text:style-name="T20"> <text:s text:c="3"/></text:span><text:s text:c="3"/>└───Sounds</text:p>
      <text:p text:style-name="Codice">│ <text:s text:c="2"/>├───Levels</text:p>
      <text:p text:style-name="P61">│ <text:s text:c="2"/>│ <text:s text:c="2"/>├───<text:span text:style-name="T29">Diagrams</text:span></text:p>
      <text:p text:style-name="P62">│ <text:s text:c="2"/>│ <text:s text:c="2"/>├───<text:span text:style-name="T30">Maps</text:span></text:p>
      <text:p text:style-name="P57">│ <text:s text:c="2"/>│ <text:s text:c="2"/>└───<text:span text:style-name="T43">[Nation Name]</text:span></text:p>
      <text:p text:style-name="P57">│ <text:s text:c="2"/>│ <text:s text:c="6"/>└───<text:span text:style-name="T43">[City Name]</text:span></text:p>
      <text:p text:style-name="P57">│ <text:s text:c="2"/>│ <text:s text:c="10"/>└───<text:span text:style-name="T43">[Zone Name]</text:span></text:p>
      <text:p text:style-name="P71">│ <text:s text:c="2"/>│ <text:s text:c="14"/>└───<text:span text:style-name="T42">[</text:span><text:span text:style-name="T41">Transformation</text:span><text:span text:style-name="T43"> Name]</text:span><text:span text:style-name="T26"> </text:span><text:span text:style-name="T40">(e.g. Normal/InFlames/PostWar/Past)</text:span></text:p>
      <text:p text:style-name="P70">│ <text:s text:c="2"/>│ <text:s text:c="18"/>├───<text:span text:style-name="T39">Story</text:span></text:p>
      <text:p text:style-name="P63">│ <text:s text:c="2"/>│ <text:s text:c="18"/>├───<text:span text:style-name="T30">Maps</text:span></text:p>
      <text:p text:style-name="P66">│ <text:s text:c="2"/>│ <text:s text:c="18"/>├───<text:span text:style-name="T32">Icons</text:span></text:p>
      <text:p text:style-name="P65">│ <text:s text:c="2"/>│ <text:s text:c="18"/>├───<text:span text:style-name="T31">Sketch and pictures</text:span></text:p>
      <text:p text:style-name="P72">│ <text:s text:c="2"/>│ <text:s text:c="18"/>└───<text:span text:style-name="T19">Rooms</text:span></text:p>
      <text:p text:style-name="P73">│ <text:s text:c="2"/>│ <text:s text:c="22"/>└───<text:span text:style-name="T44">[Room Name]</text:span></text:p>
      <text:p text:style-name="P74">│ <text:s text:c="2"/>│ <text:s text:c="26"/>├───<text:span text:style-name="T31">Sketch and pictures</text:span></text:p>
      <text:p text:style-name="P74">│ <text:s text:c="2"/>│ <text:s text:c="26"/>├───<text:span text:style-name="T20">3D model</text:span></text:p>
      <text:p text:style-name="P68">│ <text:s text:c="2"/>│ <text:s text:c="26"/>│ <text:s text:c="2"/>└───Textures</text:p>
      <text:p text:style-name="P68">│ <text:s text:c="2"/>│ <text:s text:c="26"/>├───Sounds</text:p>
      <text:p text:style-name="P73">│ <text:s text:c="2"/>│ <text:s text:c="26"/><text:span text:style-name="T20">└</text:span>───<text:span text:style-name="T20">Music</text:span></text:p>
      <text:p text:style-name="Codice">│ <text:s text:c="2"/>└───Logos</text:p>
      <text:p text:style-name="P53">├───<text:span text:style-name="T21">Aurora tool</text:span> pro<text:span text:style-name="T25">totypes</text:span></text:p>
      <text:p text:style-name="P53">└───<text:span text:style-name="T24">Ghost </text:span>Unity project</text:p>
      <text:h text:style-name="P78" text:outline-level="1"><text:bookmark-start text:name="__RefHeading___Toc800_2442314896"/>Naming convention<text:bookmark-end text:name="__RefHeading___Toc800_2442314896"/></text:h>
      <text:p text:style-name="P47">We choose to use the <text:span text:style-name="T34">following naming </text:span>convention:</text:p>
      <table:table table:name="Naming_convention" table:style-name="Naming_5f_convention" table:template-name="Team7">
        <table:table-column table:style-name="Naming_5f_convention.A"/>
        <table:table-column table:style-name="Naming_5f_convention.B"/>
        <table:table-row table:style-name="Naming_5f_convention.1">
          <table:table-cell table:style-name="Naming_5f_convention.A1" office:value-type="string">
            <text:p text:style-name="P28">Group</text:p>
          </table:table-cell>
          <table:table-cell table:style-name="Naming_5f_convention.B1" office:value-type="string">
            <text:p text:style-name="P28">Convention</text:p>
          </table:table-cell>
        </table:table-row>
        <table:table-row table:style-name="Naming_5f_convention.2">
          <table:table-cell table:style-name="Naming_5f_convention.A2" table:number-rows-spanned="2" office:value-type="string">
            <text:p text:style-name="P28">Sketch/picture</text:p>
          </table:table-cell>
          <table:table-cell table:style-name="Naming_5f_convention.B2" office:value-type="string">
            <text:p text:style-name="P29"><text:span text:style-name="T46">SKT</text:span>_[<text:span text:style-name="T46">level/</text:span>character name]_[<text:span text:style-name="T45">transformation</text:span>/status name]_[descriptive name].ext</text:p>
          </table:table-cell>
        </table:table-row>
        <table:table-row table:style-name="Naming_5f_convention.3">
          <table:covered-table-cell/>
          <table:table-cell table:style-name="Naming_5f_convention.B2" office:value-type="string">
            <text:p text:style-name="P29"><text:span text:style-name="T46">PIC</text:span>_[<text:span text:style-name="T46">level/</text:span>character name]_[<text:span text:style-name="T45">transformation</text:span>/status name]_[descriptive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28">Interpersonal circumplex</text:p>
          </table:table-cell>
          <table:table-cell table:style-name="Naming_5f_convention.B2" office:value-type="string">
            <text:p text:style-name="P30">IPC_[character name]_[<text:span text:style-name="T45">transformation</text:span>/status name].ext</text:p>
          </table:table-cell>
        </table:table-row>
        <table:table-row table:style-name="Naming_5f_convention.5">
          <table:table-cell table:style-name="Naming_5f_convention.A2" office:value-type="string">
            <text:p text:style-name="P28">Periodic table of story telling</text:p>
          </table:table-cell>
          <table:table-cell table:style-name="Naming_5f_convention.B2" office:value-type="string">
            <text:p text:style-name="P31">PTS_[part/character name].ext</text:p>
          </table:table-cell>
        </table:table-row>
        <table:table-row table:style-name="Naming_5f_convention.4">
          <table:table-cell table:style-name="Naming_5f_convention.A2" office:value-type="string">
            <text:p text:style-name="P32">Map</text:p>
          </table:table-cell>
          <table:table-cell table:style-name="Naming_5f_convention.B2" office:value-type="string">
            <text:p text:style-name="P32">MAP_[level name]_[<text:span text:style-name="T45">transformation</text:span>/status name].ext</text:p>
          </table:table-cell>
        </table:table-row>
        <table:table-row table:style-name="Naming_5f_convention.7">
          <table:table-cell table:style-name="Naming_5f_convention.A2" office:value-type="string">
            <text:p text:style-name="P33">Diagram</text:p>
          </table:table-cell>
          <table:table-cell table:style-name="Naming_5f_convention.B2" office:value-type="string">
            <text:p text:style-name="P33">DIA_[diagram type]_[level/character name]_[<text:span text:style-name="T45">transformation</text:span>/status name].ext</text:p>
          </table:table-cell>
        </table:table-row>
      </table:table>
      <text:p text:style-name="Standard"/>
      <text:h text:style-name="P80" text:outline-level="1"><text:bookmark-start text:name="__RefHeading___Toc804_2442314896"/>Tools, file types and format<text:bookmark-end text:name="__RefHeading___Toc804_2442314896"/></text:h>
      <text:p text:style-name="P49">We configured a <text:span text:style-name="T8">v</text:span>irtual <text:span text:style-name="T8">m</text:span>achine with Oracle Virtualbox <text:span text:style-name="T3">5.2</text:span> with <text:span text:style-name="T2">Windows 10</text:span> and installed all the software for developing this game.</text:p>
      <text:h text:style-name="Heading_20_2" text:outline-level="2"><text:bookmark-start text:name="__RefHeading___Toc3942_1649709148"/>Personal computer<text:bookmark-end text:name="__RefHeading___Toc3942_1649709148"/></text:h>
      <text:p text:style-name="Standard">The tools used on the personal computer are listed below:</text:p>
      <table:table table:name="ToolsPersonal" table:style-name="ToolsPersonal" table:template-name="Team7">
        <table:table-column table:style-name="ToolsPersonal.A"/>
        <table:table-column table:style-name="ToolsPersonal.B"/>
        <table:table-column table:style-name="ToolsPersonal.A"/>
        <table:table-column table:style-name="ToolsPersonal.D"/>
        <table:table-row table:style-name="ToolsPersonal.1">
          <table:table-cell table:style-name="ToolsPersonal.A1" office:value-type="string">
            <text:p text:style-name="P5">Group</text:p>
          </table:table-cell>
          <table:table-cell table:style-name="ToolsPersonal.B1" office:value-type="string">
            <text:p text:style-name="P9">File type</text:p>
          </table:table-cell>
          <table:table-cell table:style-name="ToolsPersonal.B1" office:value-type="string">
            <text:p text:style-name="P9">Extension</text:p>
          </table:table-cell>
          <table:table-cell table:style-name="ToolsPersonal.B1" office:value-type="string">
            <text:p text:style-name="P9">Software</text:p>
          </table:table-cell>
        </table:table-row>
        <table:table-row table:style-name="ToolsPersonal.2">
          <table:table-cell table:style-name="ToolsPersonal.A2" office:value-type="string">
            <text:p text:style-name="P12">Organization</text:p>
          </table:table-cell>
          <table:table-cell table:style-name="ToolsPersonal.B2" office:value-type="string">
            <text:p text:style-name="P13">Issue tracking</text:p>
          </table:table-cell>
          <table:table-cell table:style-name="ToolsPersonal.B2" office:value-type="string">
            <text:p text:style-name="P9"/>
          </table:table-cell>
          <table:table-cell table:style-name="ToolsPersonal.B2" office:value-type="string">
            <text:p text:style-name="P13">Pivotal Tracker <text:span text:style-name="T5">(online)</text:span></text:p>
          </table:table-cell>
        </table:table-row>
        <table:table-row table:style-name="ToolsPersonal.3">
          <table:table-cell table:style-name="ToolsPersonal.A2" table:number-rows-spanned="2" office:value-type="string">
            <text:p text:style-name="P12">Environment</text:p>
          </table:table-cell>
          <table:table-cell table:style-name="ToolsPersonal.B2" office:value-type="string">
            <text:p text:style-name="P9">Virtual machine</text:p>
          </table:table-cell>
          <table:table-cell table:style-name="ToolsPersonal.B2" office:value-type="string">
            <text:p text:style-name="P9">.vdi</text:p>
          </table:table-cell>
          <table:table-cell table:style-name="ToolsPersonal.B2" office:value-type="string">
            <text:p text:style-name="P9">Virtual Box 5.2</text:p>
          </table:table-cell>
        </table:table-row>
        <table:table-row table:style-name="ToolsPersonal.3">
          <table:covered-table-cell/>
          <table:table-cell table:style-name="ToolsPersonal.B2" office:value-type="string">
            <text:p text:style-name="P9">O.S.</text:p>
          </table:table-cell>
          <table:table-cell table:style-name="ToolsPersonal.B2" office:value-type="string">
            <text:p text:style-name="P9"/>
          </table:table-cell>
          <table:table-cell table:style-name="ToolsPersonal.B2" office:value-type="string">
            <text:p text:style-name="P9">Windows 10</text:p>
          </table:table-cell>
        </table:table-row>
      </table:table>
      <text:h text:style-name="Heading_20_3" text:outline-level="3"><text:bookmark-start text:name="__RefHeading___Toc3944_1649709148"/><text:span text:style-name="T51">A</text:span>rtist <text:span text:style-name="T50">and programmer</text:span><text:bookmark-end text:name="__RefHeading___Toc3944_1649709148"/></text:h>
      <text:p text:style-name="Standard"><text:span text:style-name="T49">For artists and programmer, for performance reason, the following tools are</text:span> <text:span text:style-name="T48">added to the personal computer: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8">Group</text:p>
          </table:table-cell>
          <table:table-cell table:style-name="Table1.B1" office:value-type="string">
            <text:p text:style-name="P11">File type</text:p>
          </table:table-cell>
          <table:table-cell table:style-name="Table1.B1" office:value-type="string">
            <text:p text:style-name="P11">Extension</text:p>
          </table:table-cell>
          <table:table-cell table:style-name="Table1.B1" office:value-type="string">
            <text:p text:style-name="P11">Software</text:p>
          </table:table-cell>
        </table:table-row>
        <table:table-row table:style-name="Table1.2">
          <table:table-cell table:style-name="Table1.A2" table:number-rows-spanned="2" office:value-type="string">
            <text:p text:style-name="P27">Development</text:p>
          </table:table-cell>
          <table:table-cell table:style-name="Table1.B2" office:value-type="string">
            <text:p text:style-name="P11">C# project</text:p>
          </table:table-cell>
          <table:table-cell table:style-name="Table1.B2" office:value-type="string">
            <text:p text:style-name="P11">.sln</text:p>
          </table:table-cell>
          <table:table-cell table:style-name="Table1.B2" office:value-type="string">
            <text:p text:style-name="P11">Visual Studio 2017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11">Unity project</text:p>
          </table:table-cell>
          <table:table-cell table:style-name="Table1.B2" office:value-type="string">
            <text:p text:style-name="P11">.unity</text:p>
          </table:table-cell>
          <table:table-cell table:style-name="Table1.B2" office:value-type="string">
            <text:p text:style-name="P11">Unity 2018.2</text:p>
          </table:table-cell>
        </table:table-row>
        <table:table-row table:style-name="Table1.4">
          <table:table-cell table:style-name="Table1.A2" office:value-type="string">
            <text:p text:style-name="P8">Asset editing</text:p>
          </table:table-cell>
          <table:table-cell table:style-name="Table1.B2" office:value-type="string">
            <text:p text:style-name="P19">3D models</text:p>
          </table:table-cell>
          <table:table-cell table:style-name="Table1.B2" office:value-type="string">
            <text:p text:style-name="P11">.blend; .fbx</text:p>
          </table:table-cell>
          <table:table-cell table:style-name="Table1.B2" office:value-type="string">
            <text:p text:style-name="P11">Blender 2.79</text:p>
          </table:table-cell>
        </table:table-row>
      </table:table>
      <text:h text:style-name="Heading_20_2" text:outline-level="2"><text:bookmark-start text:name="__RefHeading___Toc3946_1649709148"/>Virtual machine<text:bookmark-end text:name="__RefHeading___Toc3946_1649709148"/></text:h>
      <text:p text:style-name="Standard">The tools used on the virtual machine are listed below:</text:p>
      <table:table table:name="Filetypes" table:style-name="Filetypes" table:template-name="Team7">
        <table:table-column table:style-name="Filetypes.A"/>
        <table:table-column table:style-name="Filetypes.B"/>
        <table:table-column table:style-name="Filetypes.A"/>
        <table:table-column table:style-name="Filetypes.D"/>
        <table:table-row table:style-name="Filetypes.1">
          <table:table-cell table:style-name="Filetypes.A1" office:value-type="string">
            <text:p text:style-name="P6">Group</text:p>
          </table:table-cell>
          <table:table-cell table:style-name="Filetypes.B1" office:value-type="string">
            <text:p text:style-name="P9">File type</text:p>
          </table:table-cell>
          <table:table-cell table:style-name="Filetypes.B1" office:value-type="string">
            <text:p text:style-name="P9">Extension</text:p>
          </table:table-cell>
          <table:table-cell table:style-name="Filetypes.B1" office:value-type="string">
            <text:p text:style-name="P9">Software</text:p>
          </table:table-cell>
        </table:table-row>
        <table:table-row table:style-name="Filetypes.2">
          <table:table-cell table:style-name="Filetypes.A2" table:number-rows-spanned="4" office:value-type="string">
            <text:p text:style-name="P14">Organization</text:p>
          </table:table-cell>
          <table:table-cell table:style-name="Filetypes.B2" office:value-type="string">
            <text:p text:style-name="P9">Version control</text:p>
          </table:table-cell>
          <table:table-cell table:style-name="Filetypes.B2" office:value-type="string">
            <text:p text:style-name="P9">.git</text:p>
          </table:table-cell>
          <table:table-cell table:style-name="Filetypes.B2" office:value-type="string">
            <text:p text:style-name="P9">Git <text:span text:style-name="T9">2.19</text:span></text:p>
          </table:table-cell>
        </table:table-row>
        <table:table-row table:style-name="Filetypes.3">
          <table:covered-table-cell/>
          <table:table-cell table:style-name="Filetypes.B2" office:value-type="string">
            <text:p text:style-name="P15">Flowchart</text:p>
          </table:table-cell>
          <table:table-cell table:style-name="Filetypes.B2" office:value-type="string">
            <text:p text:style-name="P15">.xml</text:p>
          </table:table-cell>
          <table:table-cell table:style-name="Filetypes.B2" office:value-type="string">
            <text:p text:style-name="P16">Draw.io Desktop 8.8.0</text:p>
          </table:table-cell>
        </table:table-row>
        <table:table-row table:style-name="Filetypes.4">
          <table:covered-table-cell/>
          <table:table-cell table:style-name="Filetypes.B2" office:value-type="string">
            <text:p text:style-name="P9">Text document</text:p>
          </table:table-cell>
          <table:table-cell table:style-name="Filetypes.B2" office:value-type="string">
            <text:p text:style-name="P9">.odt</text:p>
          </table:table-cell>
          <table:table-cell table:style-name="Filetypes.B2" office:value-type="string">
            <text:p text:style-name="P9">LibreOffice 6.1.2</text:p>
          </table:table-cell>
        </table:table-row>
        <table:table-row table:style-name="Filetypes.5">
          <table:covered-table-cell/>
          <table:table-cell table:style-name="Filetypes.B2" office:value-type="string">
            <text:p text:style-name="P9">Document presentation</text:p>
          </table:table-cell>
          <table:table-cell table:style-name="Filetypes.B2" office:value-type="string">
            <text:p text:style-name="P9">.pdf</text:p>
          </table:table-cell>
          <table:table-cell table:style-name="Filetypes.B2" office:value-type="string">
            <text:p text:style-name="P9">Adobe Acrobat Reader DC 2019</text:p>
          </table:table-cell>
        </table:table-row>
        <table:table-row table:style-name="Filetypes.6">
          <table:table-cell table:style-name="Filetypes.A2" table:number-rows-spanned="3" office:value-type="string">
            <text:p text:style-name="P6">Asset editing</text:p>
          </table:table-cell>
          <table:table-cell table:style-name="Filetypes.B2" office:value-type="string">
            <text:p text:style-name="P17">Raster image</text:p>
          </table:table-cell>
          <table:table-cell table:style-name="Filetypes.B2" office:value-type="string">
            <text:p text:style-name="P9">.<text:span text:style-name="T6">png</text:span>; .<text:span text:style-name="T6">jpg; .tiff</text:span></text:p>
          </table:table-cell>
          <table:table-cell table:style-name="Filetypes.B2" office:value-type="string">
            <text:p text:style-name="P9">GIMP 2.10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17">Vector image</text:p>
          </table:table-cell>
          <table:table-cell table:style-name="Filetypes.B2" office:value-type="string">
            <text:p text:style-name="P9">.<text:span text:style-name="T7">svg</text:span></text:p>
          </table:table-cell>
          <table:table-cell table:style-name="Filetypes.B2" office:value-type="string">
            <text:p text:style-name="P9">Inkscape 0.91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22">Music and sounds</text:p>
          </table:table-cell>
          <table:table-cell table:style-name="Filetypes.B2" office:value-type="string">
            <text:p text:style-name="P9">.<text:span text:style-name="T16">mp3</text:span></text:p>
          </table:table-cell>
          <table:table-cell table:style-name="Filetypes.B2" office:value-type="string">
            <text:p text:style-name="P9">FL Studio <text:span text:style-name="T16">20</text:span></text:p>
          </table:table-cell>
        </table:table-row>
        <table:table-row table:style-name="Filetypes.9">
          <table:table-cell table:style-name="Filetypes.A2" office:value-type="string">
            <text:p text:style-name="P42">General editing</text:p>
          </table:table-cell>
          <table:table-cell table:style-name="Filetypes.B2" office:value-type="string">
            <text:p text:style-name="P17">Other text file</text:p>
          </table:table-cell>
          <table:table-cell table:style-name="Filetypes.B2" office:value-type="string">
            <text:p text:style-name="P9"/>
          </table:table-cell>
          <table:table-cell table:style-name="Filetypes.B2" office:value-type="string">
            <text:p text:style-name="P9">Notepad++ 7.5.9</text:p>
          </table:table-cell>
        </table:table-row>
        <table:table-row table:style-name="Filetypes.6">
          <table:table-cell table:style-name="Filetypes.A2" table:number-rows-spanned="2" office:value-type="string">
            <text:p text:style-name="P43">Prototyping</text:p>
          </table:table-cell>
          <table:table-cell table:style-name="Filetypes.B2" office:value-type="string">
            <text:p text:style-name="P25">Level prototype</text:p>
          </table:table-cell>
          <table:table-cell table:style-name="Filetypes.B2" office:value-type="string">
            <text:p text:style-name="P9">.<text:span text:style-name="T36">erf</text:span></text:p>
          </table:table-cell>
          <table:table-cell table:style-name="Filetypes.B2" office:value-type="string">
            <text:p text:style-name="P9">Aurora Tool<text:span text:style-name="T36">s</text:span>et <text:span text:style-name="T52">1.68</text:span></text:p>
          </table:table-cell>
        </table:table-row>
        <table:table-row table:style-name="Filetypes.6">
          <table:covered-table-cell/>
          <table:table-cell table:style-name="Filetypes.B2" office:value-type="string">
            <text:p text:style-name="P26">Tiled map</text:p>
          </table:table-cell>
          <table:table-cell table:style-name="Filetypes.B2" office:value-type="string">
            <text:p text:style-name="P9">.<text:span text:style-name="T37">tmx</text:span></text:p>
          </table:table-cell>
          <table:table-cell table:style-name="Filetypes.B2" office:value-type="string">
            <text:p text:style-name="P26">Tiled 1.2.0</text:p>
          </table:table-cell>
        </table:table-row>
      </table:table>
      <text:h text:style-name="Heading_20_2" text:outline-level="2"><text:bookmark-start text:name="__RefHeading___Toc3948_1649709148"/>Formats<text:bookmark-end text:name="__RefHeading___Toc3948_1649709148"/></text:h>
      <text:p text:style-name="Standard">Some file types have specific formats:</text:p>
      <table:table table:name="Formats" table:style-name="Formats" table:template-name="Team7">
        <table:table-column table:style-name="Formats.A"/>
        <table:table-column table:style-name="Formats.B"/>
        <table:table-column table:style-name="Formats.A"/>
        <table:table-column table:style-name="Formats.D"/>
        <table:table-row table:style-name="Formats.1">
          <table:table-cell table:style-name="Formats.A1" office:value-type="string">
            <text:p text:style-name="P7">Group</text:p>
          </table:table-cell>
          <table:table-cell table:style-name="Formats.B1" office:value-type="string">
            <text:p text:style-name="P10">File type</text:p>
          </table:table-cell>
          <table:table-cell table:style-name="Formats.B1" office:value-type="string">
            <text:p text:style-name="P10">Extension</text:p>
          </table:table-cell>
          <table:table-cell table:style-name="Formats.B1" office:value-type="string">
            <text:p text:style-name="P20">Format</text:p>
          </table:table-cell>
        </table:table-row>
        <table:table-row table:style-name="Formats.2">
          <table:table-cell table:style-name="Formats.A2" table:number-rows-spanned="3" office:value-type="string">
            <text:p text:style-name="P7">Asset editing</text:p>
          </table:table-cell>
          <table:table-cell table:style-name="Formats.B2" office:value-type="string">
            <text:p text:style-name="P18">Raster image</text:p>
          </table:table-cell>
          <table:table-cell table:style-name="Formats.B2" office:value-type="string">
            <text:p text:style-name="P10">.<text:span text:style-name="T6">png</text:span>; .<text:span text:style-name="T6">jpg; .tiff</text:span></text:p>
          </table:table-cell>
          <table:table-cell table:style-name="Formats.B2" office:value-type="string">
            <text:p text:style-name="P20"><text:span text:style-name="T35">32px; </text:span>256px; 512px; 800×600px</text:p>
          </table:table-cell>
        </table:table-row>
        <table:table-row table:style-name="Formats.3">
          <table:covered-table-cell/>
          <table:table-cell table:style-name="Formats.B2" office:value-type="string">
            <text:p text:style-name="P24">Vector image</text:p>
          </table:table-cell>
          <table:table-cell table:style-name="Formats.B2" office:value-type="string">
            <text:p text:style-name="P10">.<text:span text:style-name="T33">svg</text:span></text:p>
          </table:table-cell>
          <table:table-cell table:style-name="Formats.B2" office:value-type="string">
            <text:p text:style-name="P21"><text:span text:style-name="T33">2000</text:span>×<text:span text:style-name="T33">2000</text:span></text:p>
          </table:table-cell>
        </table:table-row>
        <table:table-row table:style-name="Formats.4">
          <table:covered-table-cell/>
          <table:table-cell table:style-name="Formats.B2" office:value-type="string">
            <text:p text:style-name="P23">Music and sounds</text:p>
          </table:table-cell>
          <table:table-cell table:style-name="Formats.B2" office:value-type="string">
            <text:p text:style-name="P10">.<text:span text:style-name="T17">mp3</text:span></text:p>
          </table:table-cell>
          <table:table-cell table:style-name="Formats.B2" office:value-type="string">
            <text:p text:style-name="P10">320 kbps</text:p>
          </table:table-cell>
        </table:table-row>
      </table:table>
      <text:p text:style-name="Standard"/>
      <text:h text:style-name="P81" text:outline-level="1"><text:bookmark-start text:name="__RefHeading___Toc487_337111748"/>Version control<text:bookmark-end text:name="__RefHeading___Toc487_337111748"/></text:h>
      <text:p text:style-name="P46">The web-based hosting service for version control that we use is GitHub Inc.:</text:p>
      <text:p text:style-name="Standard"><text:span text:style-name="T4">U</text:span>rl:</text:p>
      <text:list xml:id="list3403118421" text:style-name="L1">
        <text:list-item>
          <text:p text:style-name="P84">https://github.com/mikymaione/Howl-s-Moving-Castle-another-door</text:p>
        </text:list-item>
      </text:list>
      <text:p text:style-name="Standard">Administrator:</text:p>
      <text:list xml:id="list4152580174" text:style-name="L2">
        <text:list-item>
          <text:p text:style-name="P85">Michele Ma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.199cm" fo:margin-bottom="0.101cm" loext:contextual-spacing="false" fo:line-height="100%" fo:text-align="justify" style:justify-single-word="false" fo:hyphenation-ladder-count="no-limit" fo:text-indent="0cm" style:auto-text-indent="false" style:page-number="auto" fo:background-color="transparent" style:snap-to-layout-grid="true">
        <style:tab-stops/>
        <style:drop-cap/>
      </style:paragraph-properties>
      <style:text-properties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left="0cm" fo:margin-right="0cm" fo:margin-top="0cm" fo:margin-bottom="0.25cm" loext:contextual-spacing="false" fo:text-align="justify" style:justify-single-word="false" fo:text-indent="0cm" style:auto-text-indent="false" style:page-number="auto">
        <style:tab-stops/>
        <style:drop-cap/>
      </style:paragraph-properties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text:number-lines="false" text:line-number="0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cm" loext:contextual-spacing="false" fo:text-indent="0cm" style:auto-text-indent="false"/>
      <style:text-properties fo:color="#faa61a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ce" style:family="paragraph" style:parent-style-name="Standard" style:master-page-name="">
      <style:paragraph-properties fo:margin-left="0cm" fo:margin-right="0cm" fo:text-align="start" style:justify-single-word="false" fo:hyphenation-ladder-count="no-limit" fo:text-indent="0cm" style:auto-text-indent="false" style:page-number="auto">
        <style:tab-stops/>
      </style:paragraph-properties>
      <style:text-properties fo:color="#224b12" style:font-name="Consolas" fo:font-family="Consolas" style:font-style-name="Standard" style:font-family-generic="modern" style:font-pitch="fixed" fo:font-size="11pt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use-window-font-color="true" style:font-size-asian="10.5pt" style:font-name-asian="SimSun" style:font-family-asian="SimSun" style:font-name-complex="Arial" style:font-family-complex="Arial"/>
    </style:style>
    <style:style style:name="Team7Alt.1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2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5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6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7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8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9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0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1" style:family="table-cell">
      <style:table-cell-properties fo:background-color="#faa61a" fo:border-lef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2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3" style:family="table-cell">
      <style:table-cell-properties fo:border-lef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4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5" style:family="table-cell">
      <style:table-cell-properties fo:background-color="#faa61a" fo:border-left="0.99pt solid #cccccc" fo:border-right="0.99pt solid #cccccc" fo:border-top="0.99pt solid #cccccc" fo:border-bottom="0.99pt solid #cccccc"/>
      <style:paragraph-properties fo:text-align="justify"/>
      <style:text-properties style:font-name-asian="SimSun" style:font-family-asian="SimSun" style:font-name-complex="Arial" style:font-family-complex="Arial"/>
    </style:style>
    <style:style style:name="Team7Alt.16" style:family="table-cell">
      <style:table-cell-properties fo:border-left="0.74pt solid #cccccc" fo:border-right="0.74pt solid #cccccc" fo:border-bottom="0.74pt solid #cccccc" fo:padding="0cm" fo:padding-left="0cm" fo:padding-right="0cm" fo:padding-top="0cm" fo:padding-bottom="0cm"/>
      <style:paragraph-properties fo:text-align="justify"/>
      <style:text-properties style:font-name-asian="SimSun" style:font-family-asian="SimSun" style:font-name-complex="Arial" style:font-family-complex="Arial"/>
    </style:style>
    <table:table-template table:name="Team7" table:first-row-end-column="row" table:first-row-start-column="row" table:last-row-end-column="row" table:last-row-start-column="row">
      <table:first-row table:style-name="Team7.1"/>
      <table:last-row table:style-name="Team7.2"/>
      <table:first-column table:style-name="Team7.3"/>
      <table:last-column table:style-name="Team7.4"/>
      <table:body table:style-name="Team7.9"/>
      <table:even-rows table:style-name="Team7.5"/>
      <table:odd-rows table:style-name="Team7.6"/>
      <table:even-columns table:style-name="Team7.7"/>
      <table:odd-columns table:style-name="Team7.8"/>
      <table:background table:style-name="Team7.10"/>
      <loext:first-row-even-column table:style-name="Team7.15"/>
      <loext:last-row-even-column table:style-name="Team7.16"/>
      <loext:first-row-end-column table:style-name="Team7.12"/>
      <loext:first-row-start-column table:style-name="Team7.11"/>
      <loext:last-row-end-column table:style-name="Team7.14"/>
      <loext:last-row-start-column table:style-name="Team7.13"/>
    </table:table-template>
    <table:table-template table:name="Team7Alt" table:first-row-end-column="row" table:first-row-start-column="row" table:last-row-end-column="row" table:last-row-start-column="row">
      <table:first-row table:style-name="Team7Alt.1"/>
      <table:last-row table:style-name="Team7Alt.2"/>
      <table:first-column table:style-name="Team7Alt.3"/>
      <table:last-column table:style-name="Team7Alt.4"/>
      <table:body table:style-name="Team7Alt.9"/>
      <table:even-rows table:style-name="Team7Alt.5"/>
      <table:odd-rows table:style-name="Team7Alt.6"/>
      <table:even-columns table:style-name="Team7Alt.7"/>
      <table:odd-columns table:style-name="Team7Alt.8"/>
      <table:background table:style-name="Team7Alt.10"/>
      <loext:first-row-even-column table:style-name="Team7Alt.15"/>
      <loext:last-row-even-column table:style-name="Team7Alt.16"/>
      <loext:first-row-end-column table:style-name="Team7Alt.12"/>
      <loext:first-row-start-column table:style-name="Team7Alt.11"/>
      <loext:last-row-end-column table:style-name="Team7Alt.14"/>
      <loext:last-row-start-column table:style-name="Team7Alt.13"/>
    </table:table-template>
  </office:styles>
  <office:automatic-styles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9.5cm" style:rel-column-width="32767*"/>
    </style:style>
    <style:style style:name="footer.B" style:family="table-column">
      <style:table-column-properties style:column-width="9.5cm" style:rel-column-width="32768*"/>
    </style:style>
    <style:style style:name="footer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officeooo:paragraph-rsid="01b65a18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officeooo:paragraph-rsid="01b65a1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footer" table:style-name="footer">
          <table:table-column table:style-name="footer.A"/>
          <table:table-column table:style-name="footer.B"/>
          <table:table-row>
            <table:table-cell table:style-name="footer.A1" office:value-type="string">
              <text:p text:style-name="MP1"><text:chapter text:display="name" text:outline-level="1">Version control</text:chapter></text:p>
            </table:table-cell>
            <table:table-cell table:style-name="footer.A1" office:value-type="string">
              <text:p text:style-name="MP2"><text:page-number text:select-page="current">5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15:46.809000000</meta:creation-date>
    <dc:date>2018-11-21T10:31:06.729000000</dc:date>
    <meta:editing-duration>PT12H17M44S</meta:editing-duration>
    <meta:editing-cycles>534</meta:editing-cycles>
    <meta:generator>LibreOffice/6.1.2.1$Windows_X86_64 LibreOffice_project/65905a128db06ba48db947242809d14d3f9a93fe</meta:generator>
    <dc:subject>Howl's Moving Castle: another door</dc:subject>
    <dc:title>Howl's Moving Castle: another door - guidelines</dc:title>
    <dc:creator>Michele Maione</dc:creator>
    <meta:document-statistic meta:table-count="9" meta:image-count="4" meta:object-count="0" meta:page-count="7" meta:paragraph-count="219" meta:word-count="574" meta:character-count="4398" meta:non-whitespace-character-count="3558"/>
  </office:meta>
</office:document-meta>
</file>